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o" svg:font-family="'Tlwg Typ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 draw:auto-grow-height="false" fo:min-height="6.292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6.334cm" fo:min-width="4.284cm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draw:stroke="none" svg:stroke-color="#000000" draw:fill="none" draw:fill-color="#ffffff" fo:min-height="0.708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1.415cm"/>
    </style:style>
    <style:style style:name="gr8" style:family="graphic" style:parent-style-name="standard">
      <style:graphic-properties svg:stroke-color="#000000" draw:fill="none" draw:textarea-vertical-align="middle" draw:auto-grow-height="false" fo:min-height="2.501cm" fo:min-width="0cm"/>
    </style:style>
    <style:style style:name="gr9" style:family="graphic" style:parent-style-name="standard">
      <style:graphic-properties draw:stroke="none" svg:stroke-color="#000000" draw:fill="none" draw:fill-color="#ffffff" fo:min-height="0.67cm"/>
    </style:style>
    <style:style style:name="gr10" style:family="graphic" style:parent-style-name="standard">
      <style:graphic-properties svg:stroke-color="#000000" draw:fill="none" draw:textarea-vertical-align="middle" draw:auto-grow-height="false" fo:min-height="0.888cm" fo:min-width="0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8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" style:family="paragraph">
      <style:text-properties fo:color="#666666" style:font-name="Times New Roman"/>
    </style:style>
    <style:style style:name="P4" style:family="paragraph">
      <style:paragraph-properties fo:text-align="center"/>
      <style:text-properties style:font-name="Times New Roman" fo:font-size="17pt" style:text-underline-style="solid" style:text-underline-width="auto" style:text-underline-color="font-color" style:font-size-asian="17pt" style:font-size-complex="17pt"/>
    </style:style>
    <style:style style:name="P5" style:family="paragraph">
      <style:paragraph-properties fo:text-align="start"/>
      <style:text-properties style:font-name="Times New Roman" fo:font-size="17pt" style:text-underline-style="none" style:font-size-asian="17pt" style:font-size-complex="17pt"/>
    </style:style>
    <style:style style:name="P6" style:family="paragraph">
      <style:paragraph-properties fo:text-align="center"/>
      <style:text-properties fo:color="#666666" style:font-name="Times New Roman"/>
    </style:style>
    <style:style style:name="P7" style:family="paragraph">
      <style:paragraph-properties fo:text-align="start"/>
      <style:text-properties style:text-underline-style="none"/>
    </style:style>
    <style:style style:name="P8" style:family="paragraph">
      <style:paragraph-properties fo:text-align="start"/>
      <style:text-properties fo:color="#666666" style:font-name="Times New Roman" fo:font-size="17pt" style:text-underline-style="none" style:font-size-asian="17pt" style:font-size-complex="17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style:font-name="Times New Roman" fo:font-size="17pt" fo:font-style="italic" style:text-underline-style="solid" style:text-underline-width="auto" style:text-underline-color="font-color" style:font-size-asian="17pt" style:font-style-asian="italic" style:font-size-complex="17pt" style:font-style-complex="italic"/>
    </style:style>
    <style:style style:name="P11" style:family="paragraph">
      <style:paragraph-properties fo:text-align="start"/>
      <style:text-properties style:font-name="Times New Roman" fo:font-size="17pt" fo:font-style="italic" style:letter-kerning="true" style:font-name-asian="Droid Sans Fallback" style:font-size-asian="17pt" style:font-style-asian="italic" style:font-name-complex="FreeSans" style:font-size-complex="17pt" style:font-style-complex="italic"/>
    </style:style>
    <style:style style:name="P12" style:family="paragraph">
      <style:paragraph-properties fo:text-align="start"/>
      <style:text-properties style:font-name="Times New Roman" fo:font-size="17pt" fo:font-style="italic" style:text-underline-style="solid" style:text-underline-width="auto" style:text-underline-color="font-color" style:letter-kerning="true" style:font-name-asian="Droid Sans Fallback" style:font-size-asian="17pt" style:font-style-asian="italic" style:font-name-complex="FreeSans" style:font-size-complex="17pt" style:font-style-complex="italic"/>
    </style:style>
    <style:style style:name="P13" style:family="paragraph">
      <style:paragraph-properties fo:text-align="center"/>
      <style:text-properties style:font-name="Times New Roman" fo:font-size="17pt" style:letter-kerning="true" style:font-name-asian="Droid Sans Fallback" style:font-size-asian="17pt" style:font-name-complex="FreeSans" style:font-size-complex="17pt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fo:color="#666666" style:font-name="Times New Roman"/>
    </style:style>
    <style:style style:name="T3" style:family="text">
      <style:text-properties style:font-name="Times New Roman" fo:font-size="17pt" style:font-size-asian="17pt" style:font-size-complex="17pt"/>
    </style:style>
    <style:style style:name="T4" style:family="text">
      <style:text-properties style:font-name="Times New Roman" fo:font-size="17pt" style:text-underline-style="none" style:font-size-asian="17pt" style:font-size-complex="17pt"/>
    </style:style>
    <style:style style:name="T5" style:family="text">
      <style:text-properties fo:color="#666666" style:font-name="Times New Roman" fo:font-size="17pt" style:text-underline-style="none" style:font-size-asian="17pt" style:font-size-complex="17pt"/>
    </style:style>
    <style:style style:name="T6" style:family="text">
      <style:text-properties fo:color="#666666" style:font-name="Times New Roman" style:text-underline-style="none"/>
    </style:style>
    <style:style style:name="T7" style:family="text">
      <style:text-properties style:font-name="Times New Roman" fo:font-size="17pt" fo:font-style="italic" style:font-size-asian="17pt" style:font-style-asian="italic" style:font-size-complex="17pt" style:font-style-complex="italic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6.9cm" svg:x="6.6cm" svg:y="12cm">
          <text:p/>
          <draw:enhanced-geometry svg:viewBox="0 0 21600 21600" draw:glue-points="21600 0 0 10800 21600 21600" draw:text-areas="13800 ?f9 21600 ?f10" draw:type="left-brace" draw:modifiers="1800 10732.64033264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5.3cm" svg:height="17.1cm" svg:x="1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2cm" svg:height="0.958cm" svg:x="1.9cm" svg:y="0.8cm">
          <draw:text-box>
            <text:p text:style-name="P2"><text:span text:style-name="T1">Monitor</text:span></text:p>
          </draw:text-box>
        </draw:frame>
        <draw:frame draw:style-name="gr4" draw:text-style-name="P3" draw:layer="layout" svg:width="4.8cm" svg:height="0.958cm" svg:x="1.3cm" svg:y="14.938cm">
          <draw:text-box>
            <text:p text:style-name="P3"><text:span text:style-name="T2">&lt;PaxosService&gt;</text:span></text:p>
          </draw:text-box>
        </draw:frame>
        <draw:frame draw:style-name="gr5" draw:text-style-name="P4" draw:layer="layout" svg:width="5.4cm" svg:height="1cm" svg:x="0.9cm" svg:y="2cm">
          <draw:text-box>
            <text:p text:style-name="P1"><text:span text:style-name="T3">Messenger</text:span></text:p>
          </draw:text-box>
        </draw:frame>
        <draw:frame draw:style-name="gr6" draw:text-style-name="P4" draw:layer="layout" svg:width="5.5cm" svg:height="1.1cm" svg:x="0.9cm" svg:y="5.48cm">
          <draw:text-box>
            <text:p text:style-name="P1"><text:span text:style-name="T3">MonitorDBStore</text:span></text:p>
          </draw:text-box>
        </draw:frame>
        <draw:frame draw:style-name="gr6" draw:text-style-name="P4" draw:layer="layout" svg:width="5.5cm" svg:height="1.1cm" svg:x="0.9cm" svg:y="6.768cm">
          <draw:text-box>
            <text:p text:style-name="P1"><text:span text:style-name="T3">Paxos</text:span></text:p>
          </draw:text-box>
        </draw:frame>
        <draw:frame draw:style-name="gr6" draw:text-style-name="P5" draw:layer="layout" svg:width="5.4cm" svg:height="1.1cm" svg:x="7.4cm" svg:y="11.9cm">
          <draw:text-box>
            <text:p text:style-name="P5"><text:span text:style-name="T4">AuthMonitor</text:span></text:p>
          </draw:text-box>
        </draw:frame>
        <draw:frame draw:style-name="gr7" draw:text-style-name="P6" draw:layer="layout" svg:width="5.4cm" svg:height="1.665cm" svg:x="1.1cm" svg:y="9.742cm">
          <draw:text-box>
            <text:p text:style-name="P6"><text:span text:style-name="T2">&lt;QuorumService&gt;</text:span></text:p>
          </draw:text-box>
        </draw:frame>
        <draw:custom-shape draw:style-name="gr8" draw:text-style-name="P1" draw:layer="layout" svg:width="0.9cm" svg:height="2.901cm" svg:x="6.601cm" svg:y="8.8cm">
          <text:p/>
          <draw:enhanced-geometry svg:viewBox="0 0 21600 21600" draw:glue-points="21600 0 0 10800 21600 21600" draw:text-areas="13800 ?f9 21600 ?f10" draw:type="left-brace" draw:modifiers="1800 10732.64033264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5.4cm" svg:height="1.1cm" svg:x="7.3cm" svg:y="8.7cm">
          <draw:text-box>
            <text:p text:style-name="P5"><text:span text:style-name="T4">ConfigKeyService</text:span></text:p>
          </draw:text-box>
        </draw:frame>
        <draw:frame draw:style-name="gr6" draw:text-style-name="P8" draw:layer="layout" svg:width="5.4cm" svg:height="1.1cm" svg:x="7.1cm" svg:y="9.7cm">
          <draw:text-box>
            <text:p text:style-name="P7"><text:span text:style-name="T5">&lt;</text:span><text:span text:style-name="T6">HealthService</text:span><text:span text:style-name="T5">&gt;</text:span></text:p>
          </draw:text-box>
        </draw:frame>
        <draw:frame draw:style-name="gr9" draw:text-style-name="P4" draw:layer="layout" svg:width="5.5cm" svg:height="0.92cm" svg:x="0.9cm" svg:y="7.58cm">
          <draw:text-box>
            <text:p text:style-name="P1"><text:span text:style-name="T3">Elector</text:span></text:p>
          </draw:text-box>
        </draw:frame>
        <draw:frame draw:style-name="gr6" draw:text-style-name="P5" draw:layer="layout" svg:width="5.4cm" svg:height="1.1cm" svg:x="7.3cm" svg:y="10.8cm">
          <draw:text-box>
            <text:p text:style-name="P5"><text:span text:style-name="T4">HealthMonitor</text:span></text:p>
          </draw:text-box>
        </draw:frame>
        <draw:frame draw:style-name="gr5" draw:text-style-name="P4" draw:layer="layout" svg:width="5.4cm" svg:height="1cm" svg:x="13cm" svg:y="9.8cm">
          <draw:text-box>
            <text:p><text:span text:style-name="T3">DataHealthService</text:span></text:p>
          </draw:text-box>
        </draw:frame>
        <draw:custom-shape draw:style-name="gr10" draw:text-style-name="P1" draw:layer="layout" svg:width="0.9cm" svg:height="1.2cm" svg:x="12.2cm" svg:y="9.7cm">
          <text:p/>
          <draw:enhanced-geometry svg:viewBox="0 0 21600 21600" draw:glue-points="21600 0 0 10800 21600 21600" draw:text-areas="13800 ?f9 21600 ?f10" draw:type="left-brace" draw:modifiers="1800 10732.64033264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5.4cm" svg:height="1.1cm" svg:x="7.4cm" svg:y="13cm">
          <draw:text-box>
            <text:p><text:span text:style-name="T3">LogMonitor</text:span></text:p>
          </draw:text-box>
        </draw:frame>
        <draw:frame draw:style-name="gr11" draw:text-style-name="P4" draw:layer="layout" svg:width="5.4cm" svg:height="0.92cm" svg:x="7.4cm" svg:y="14.4cm">
          <draw:text-box>
            <text:p><text:span text:style-name="T3">MDSMonitor</text:span></text:p>
          </draw:text-box>
        </draw:frame>
        <draw:frame draw:style-name="gr6" draw:text-style-name="P4" draw:layer="layout" svg:width="5.5cm" svg:height="1.1cm" svg:x="0.9cm" svg:y="3.3cm">
          <draw:text-box>
            <text:p text:style-name="P1"><text:span text:style-name="T3">KeyRing</text:span></text:p>
          </draw:text-box>
        </draw:frame>
        <draw:frame draw:style-name="gr6" draw:text-style-name="P4" draw:layer="layout" svg:width="5.4cm" svg:height="1.1cm" svg:x="7.4cm" svg:y="15.6cm">
          <draw:text-box>
            <text:p><text:span text:style-name="T3">MonmapMonitor</text:span></text:p>
          </draw:text-box>
        </draw:frame>
        <draw:frame draw:style-name="gr11" draw:text-style-name="P10" draw:layer="layout" svg:width="2.9cm" svg:height="0.92cm" svg:x="13.5cm" svg:y="15.6cm">
          <draw:text-box>
            <text:p text:style-name="P9"><text:span text:style-name="T7">MonMap</text:span></text:p>
          </draw:text-box>
        </draw:frame>
        <draw:frame draw:style-name="gr6" draw:text-style-name="P4" draw:layer="layout" svg:width="5.4cm" svg:height="1.1cm" svg:x="7.4cm" svg:y="16.9cm">
          <draw:text-box>
            <text:p><text:span text:style-name="T3">OSDMonitor</text:span></text:p>
          </draw:text-box>
        </draw:frame>
        <draw:frame draw:style-name="gr6" draw:text-style-name="P4" draw:layer="layout" svg:width="5.4cm" svg:height="1.1cm" svg:x="7.4cm" svg:y="18.1cm">
          <draw:text-box>
            <text:p><text:span text:style-name="T3">PGMonitor</text:span></text:p>
          </draw:text-box>
        </draw:frame>
        <draw:frame draw:style-name="gr5" draw:text-style-name="P10" draw:layer="layout" svg:width="2.6cm" svg:height="1cm" svg:x="13.5cm" svg:y="18.074cm">
          <draw:text-box>
            <text:p text:style-name="P9"><text:span text:style-name="T7">PGMap</text:span></text:p>
          </draw:text-box>
        </draw:frame>
        <draw:frame draw:style-name="gr12" draw:text-style-name="P12" draw:layer="layout" svg:width="2.8cm" svg:height="1.1cm" svg:x="13.4cm" svg:y="16.9cm">
          <draw:text-box>
            <text:p text:style-name="P11"><text:span text:style-name="T8">OSDMap</text:span></text:p>
          </draw:text-box>
        </draw:frame>
        <draw:frame draw:style-name="gr11" draw:text-style-name="P10" draw:layer="layout" svg:width="3.2cm" svg:height="0.92cm" svg:x="13.5cm" svg:y="14.4cm">
          <draw:text-box>
            <text:p text:style-name="P9"><text:span text:style-name="T7">MDSMap</text:span></text:p>
          </draw:text-box>
        </draw:frame>
        <draw:frame draw:style-name="gr6" draw:text-style-name="P4" draw:layer="layout" svg:width="5.4cm" svg:height="1.1cm" svg:x="0.953cm" svg:y="4.026cm">
          <draw:text-box>
            <text:p text:style-name="P13">KeyServer</text:p>
          </draw:text-box>
        </draw:frame>
        <draw:line draw:style-name="gr13" draw:text-style-name="P1" draw:layer="layout" svg:x1="11.2cm" svg:y1="14.9cm" svg:x2="13.5cm" svg:y2="14.9cm">
          <text:p/>
        </draw:line>
        <draw:line draw:style-name="gr13" draw:text-style-name="P1" draw:layer="layout" svg:x1="11.9cm" svg:y1="16.1cm" svg:x2="13.5cm" svg:y2="16.1cm">
          <text:p/>
        </draw:line>
        <draw:line draw:style-name="gr13" draw:text-style-name="P1" draw:layer="layout" svg:x1="11.2cm" svg:y1="17.4cm" svg:x2="13.5cm" svg:y2="17.4cm">
          <text:p/>
        </draw:line>
        <draw:line draw:style-name="gr13" draw:text-style-name="P1" draw:layer="layout" svg:x1="10.6cm" svg:y1="18.6cm" svg:x2="13.5cm" svg:y2="1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lwg Typo" svg:font-family="'Tlwg Typ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</meta:initial-creator>
    <meta:creation-date>2015-03-26T09:17:04.331463436</meta:creation-date>
    <dc:date>2015-03-26T10:23:02.117124405</dc:date>
    <dc:creator>paolo </dc:creator>
    <meta:editing-duration>PT17M15S</meta:editing-duration>
    <meta:editing-cycles>4</meta:editing-cycles>
    <meta:generator>LibreOffice/4.3.3.2$Linux_X86_64 LibreOffice_project/430m0$Build-2</meta:generator>
    <meta:document-statistic meta:object-count="31"/>
  </office:meta>
</office:document-meta>
</file>